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C3" style:family="table-cell">
      <style:table-cell-properties fo:background-color="#b2b2b2"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Times New Roman1"/>
    </style:style>
    <style:style style:name="P2" style:family="paragraph" style:parent-style-name="Standard">
      <style:text-properties style:font-name="Times New Roman1" officeooo:rsid="001d37bf" officeooo:paragraph-rsid="001d37bf"/>
    </style:style>
    <style:style style:name="P3" style:family="paragraph" style:parent-style-name="Standard">
      <style:text-properties style:font-name="Times New Roman1" fo:font-weight="bold" officeooo:rsid="001d37bf" officeooo:paragraph-rsid="001d37bf" style:font-weight-asian="bold" style:font-weight-complex="bold"/>
    </style:style>
    <style:style style:name="P4" style:family="paragraph" style:parent-style-name="Standard">
      <style:text-properties style:font-name="Times New Roman1" officeooo:rsid="001e2a00" officeooo:paragraph-rsid="001e2a00"/>
    </style:style>
    <style:style style:name="P5" style:family="paragraph" style:parent-style-name="Text_20_body">
      <style:paragraph-properties fo:text-align="center" style:justify-single-word="false"/>
      <style:text-properties officeooo:rsid="001e2a00" officeooo:paragraph-rsid="001e2a00"/>
    </style:style>
    <style:style style:name="P6" style:family="paragraph" style:parent-style-name="Text_20_body">
      <style:text-properties officeooo:rsid="001ebb65" officeooo:paragraph-rsid="001ebb65"/>
    </style:style>
    <style:style style:name="P7" style:family="paragraph" style:parent-style-name="Text_20_body">
      <style:text-properties officeooo:rsid="0021709a" officeooo:paragraph-rsid="0021709a"/>
    </style:style>
    <style:style style:name="P8" style:family="paragraph" style:parent-style-name="Text_20_body">
      <style:text-properties officeooo:rsid="0021709a" officeooo:paragraph-rsid="0026f591"/>
    </style:style>
    <style:style style:name="P9" style:family="paragraph" style:parent-style-name="Text_20_body">
      <style:paragraph-properties fo:text-align="center" style:justify-single-word="false"/>
      <style:text-properties style:font-name="Times New Roman1" officeooo:rsid="001e2a00" officeooo:paragraph-rsid="001e2a00"/>
    </style:style>
    <style:style style:name="P10" style:family="paragraph" style:parent-style-name="Text_20_body">
      <style:paragraph-properties fo:text-align="center" style:justify-single-word="false"/>
      <style:text-properties style:font-name="Times New Roman1" officeooo:rsid="001fbbe0" officeooo:paragraph-rsid="001fbbe0"/>
    </style:style>
    <style:style style:name="P11" style:family="paragraph" style:parent-style-name="Table_20_Contents">
      <style:text-properties style:font-name="Times New Roman" officeooo:rsid="00210b00" officeooo:paragraph-rsid="00210b00" style:font-size-asian="10.5pt"/>
    </style:style>
    <style:style style:name="P12" style:family="paragraph" style:parent-style-name="Text_20_body">
      <style:text-properties officeooo:rsid="0021709a" officeooo:paragraph-rsid="0021709a"/>
    </style:style>
    <style:style style:name="P13" style:family="paragraph" style:parent-style-name="Text_20_body">
      <style:text-properties officeooo:rsid="0029d282" officeooo:paragraph-rsid="0029d282"/>
    </style:style>
    <style:style style:name="P14" style:family="paragraph" style:parent-style-name="Text_20_body">
      <style:text-properties officeooo:rsid="001ebb65" officeooo:paragraph-rsid="001ebb65"/>
    </style:style>
    <style:style style:name="P15" style:family="paragraph" style:parent-style-name="Heading_20_1">
      <style:paragraph-properties fo:break-before="page"/>
    </style:style>
    <style:style style:name="P16" style:family="paragraph" style:parent-style-name="Heading_20_1">
      <style:paragraph-properties fo:text-align="center" style:justify-single-word="false" fo:break-before="page"/>
      <style:text-properties style:font-name="Times New Roman1"/>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30d592" style:font-weight-asian="normal" style:font-weight-complex="normal"/>
    </style:style>
    <style:style style:name="T5" style:family="text">
      <style:text-properties officeooo:rsid="0025b90f"/>
    </style:style>
    <style:style style:name="T6" style:family="text">
      <style:text-properties officeooo:rsid="002614a1"/>
    </style:style>
    <style:style style:name="T7" style:family="text">
      <style:text-properties officeooo:rsid="00280030"/>
    </style:style>
    <style:style style:name="T8" style:family="text">
      <style:text-properties officeooo:rsid="002b36f9"/>
    </style:style>
    <style:style style:name="T9" style:family="text">
      <style:text-properties officeooo:rsid="002cd013"/>
    </style:style>
    <style:style style:name="T10" style:family="text">
      <style:text-properties officeooo:rsid="002f210e"/>
    </style:style>
    <style:style style:name="T11" style:family="text">
      <style:text-properties officeooo:rsid="0030d592"/>
    </style:style>
    <style:style style:name="T12" style:family="text">
      <style:text-properties fo:font-weight="bold" officeooo:rsid="0030d592" style:font-weight-asian="bold" style:font-weight-complex="bold"/>
    </style:style>
    <style:style style:name="T13" style:family="text">
      <style:text-properties fo:font-weight="bold" officeooo:rsid="002f210e" style:font-weight-asian="bold" style:font-weight-complex="bold"/>
    </style:style>
    <style:style style:name="T14" style:family="text">
      <style:text-properties fo:text-shadow="none" fo:font-weight="bold" style:font-weight-asian="bold" style:font-weight-complex="bold"/>
    </style:style>
    <style:style style:name="T15" style:family="text">
      <style:text-properties fo:text-shadow="none" fo:font-weight="bold" officeooo:rsid="0030d592" style:font-weight-asian="bold" style:font-weight-complex="bold"/>
    </style:style>
    <style:style style:name="T16" style:family="text">
      <style:text-properties officeooo:rsid="00338efa"/>
    </style:style>
    <style:style style:name="T17" style:family="text">
      <style:text-properties officeooo:rsid="0035f6da"/>
    </style:style>
    <style:style style:name="T18" style:family="text">
      <style:text-properties officeooo:rsid="0038e24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hase Arnold</text:p>
      <text:p text:style-name="P3"><text:reference-mark-start text:name="Title"/>P<text:span text:style-name="T5">yTD</text:span><text:reference-mark-end text:name="Title"/><text:span text:style-name="T3"> (Working Title)</text:span></text:p>
      <text:p text:style-name="P2">Game Design Documen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hase Arnold</text:p>
      <text:p text:style-name="P2">Date: (11/19/201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7"><text:a xlink:type="simple" xlink:href="#__RefHeading___Toc226_1358341766" text:style-name="Index_20_Link" text:visited-style-name="Index_20_Link">PyTD<text:tab/>3</text:a></text:p>
          <text:p text:style-name="P17"><text:a xlink:type="simple" xlink:href="#__RefHeading___Toc236_1358341766" text:style-name="Index_20_Link" text:visited-style-name="Index_20_Link">Hardware<text:tab/>4</text:a></text:p>
          <text:p text:style-name="P18"><text:a xlink:type="simple" xlink:href="#__RefHeading___Toc238_1358341766" text:style-name="Index_20_Link" text:visited-style-name="Index_20_Link">Input<text:tab/>4</text:a></text:p>
          <text:p text:style-name="P18"><text:a xlink:type="simple" xlink:href="#__RefHeading___Toc240_1358341766" text:style-name="Index_20_Link" text:visited-style-name="Index_20_Link">Output<text:tab/>4</text:a></text:p>
          <text:p text:style-name="P17"><text:a xlink:type="simple" xlink:href="#__RefHeading___Toc242_1358341766" text:style-name="Index_20_Link" text:visited-style-name="Index_20_Link">Software<text:tab/>5</text:a></text:p>
          <text:p text:style-name="P18"><text:a xlink:type="simple" xlink:href="#__RefHeading___Toc244_1358341766" text:style-name="Index_20_Link" text:visited-style-name="Index_20_Link">Language<text:tab/>5</text:a></text:p>
          <text:p text:style-name="P18"><text:a xlink:type="simple" xlink:href="#__RefHeading___Toc246_1358341766" text:style-name="Index_20_Link" text:visited-style-name="Index_20_Link">Dependencies<text:tab/>5</text:a></text:p>
          <text:p text:style-name="P17"><text:a xlink:type="simple" xlink:href="#__RefHeading___Toc272_1358341766" text:style-name="Index_20_Link" text:visited-style-name="Index_20_Link">Game Overview<text:tab/>6</text:a></text:p>
          <text:p text:style-name="P18"><text:a xlink:type="simple" xlink:href="#__RefHeading___Toc274_1358341766" text:style-name="Index_20_Link" text:visited-style-name="Index_20_Link">Game Concept<text:tab/>6</text:a></text:p>
          <text:p text:style-name="P18"><text:a xlink:type="simple" xlink:href="#__RefHeading___Toc506_756221402" text:style-name="Index_20_Link" text:visited-style-name="Index_20_Link">Genre<text:tab/>6</text:a></text:p>
          <text:p text:style-name="P18"><text:a xlink:type="simple" xlink:href="#__RefHeading___Toc508_756221402" text:style-name="Index_20_Link" text:visited-style-name="Index_20_Link">Target Audience<text:tab/>6</text:a></text:p>
          <text:p text:style-name="P18"><text:a xlink:type="simple" xlink:href="#__RefHeading___Toc594_756221402" text:style-name="Index_20_Link" text:visited-style-name="Index_20_Link">Game Flow Summary<text:tab/>7</text:a></text:p>
          <text:p text:style-name="P18"><text:a xlink:type="simple" xlink:href="#__RefHeading___Toc596_756221402" text:style-name="Index_20_Link" text:visited-style-name="Index_20_Link">Look &amp; Feel<text:tab/>7</text:a></text:p>
        </text:index-body>
      </text:table-of-content>
      <text:p text:style-name="P4"/>
      <text:h text:style-name="P16" text:outline-level="1"><text:bookmark-start text:name="__RefHeading___Toc226_1358341766"/><text:reference-ref text:reference-format="text" text:ref-name="Title">PyTD</text:reference-ref><text:bookmark-end text:name="__RefHeading___Toc226_1358341766"/></text:h>
      <text:p text:style-name="P5"><text:span text:style-name="T1">A </text:span><text:span text:style-name="T2">unique</text:span><text:span text:style-name="T1"> Tower Defense game.</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By: Chase Arnold</text:p>
      <text:h text:style-name="P15" text:outline-level="1"><text:bookmark-start text:name="__RefHeading___Toc236_1358341766"/>Hardware<text:bookmark-end text:name="__RefHeading___Toc236_1358341766"/></text:h>
      <text:p text:style-name="Horizontal_20_Line"/>
      <text:h text:style-name="Heading_20_2" text:outline-level="2"><text:bookmark-start text:name="__RefHeading___Toc238_1358341766"/>Input<text:bookmark-end text:name="__RefHeading___Toc238_1358341766"/></text:h>
      <text:p text:style-name="P6">Mouse and keyboard will be the primary and possibly only input. Gamepad support may come in the future, but originally it will not be designed around gamepad's use.</text:p>
      <text:p text:style-name="P6"/>
      <text:h text:style-name="Heading_20_2" text:outline-level="2"><text:bookmark-start text:name="__RefHeading___Toc240_1358341766"/>Output<text:bookmark-end text:name="__RefHeading___Toc240_1358341766"/></text:h>
      <text:p text:style-name="P6">This should run on most current distributions of GNU/Linux, Windows, and Mac. Any system that supports Python 2.7 and the required libraries should be able to run the game.</text:p>
      <text:h text:style-name="P15" text:outline-level="1"><text:bookmark-start text:name="__RefHeading___Toc242_1358341766"/>Software<text:bookmark-end text:name="__RefHeading___Toc242_1358341766"/></text:h>
      <text:p text:style-name="Horizontal_20_Line"/>
      <text:h text:style-name="Heading_20_2" text:outline-level="2"><text:bookmark-start text:name="__RefHeading___Toc244_1358341766"/>Language<text:bookmark-end text:name="__RefHeading___Toc244_1358341766"/></text:h>
      <text:p text:style-name="P6">The game is written for Python 2.7, specifically, 2.7.10. Other sub-versions of 2.7 should work fine though.</text:p>
      <text:p text:style-name="P6"/>
      <text:h text:style-name="Heading_20_2" text:outline-level="2"><text:bookmark-start text:name="__RefHeading___Toc246_1358341766"/>Dependencies<text:bookmark-end text:name="__RefHeading___Toc246_1358341766"/></text:h>
      <text:p text:style-name="Text_20_body"/>
      <table:table table:name="Table1" table:style-name="Table1">
        <table:table-column table:style-name="Table1.A" table:number-columns-repeated="3"/>
        <table:table-row>
          <table:table-cell table:style-name="Table1.A1" office:value-type="string">
            <text:p text:style-name="P11">Name:</text:p>
          </table:table-cell>
          <table:table-cell table:style-name="Table1.A1" office:value-type="string">
            <text:p text:style-name="P11">Tested Version:</text:p>
          </table:table-cell>
          <table:table-cell table:style-name="Table1.C1" office:value-type="string">
            <text:p text:style-name="P11">To Install:</text:p>
          </table:table-cell>
        </table:table-row>
        <table:table-row>
          <table:table-cell table:style-name="Table1.A2" office:value-type="string">
            <text:p text:style-name="P11">Pygame</text:p>
          </table:table-cell>
          <table:table-cell table:style-name="Table1.A2" office:value-type="string">
            <text:p text:style-name="P11">1.9.1</text:p>
          </table:table-cell>
          <table:table-cell table:style-name="Table1.C2" office:value-type="string">
            <text:p text:style-name="P11">http://www.pygame.org/download.shtml</text:p>
          </table:table-cell>
        </table:table-row>
        <table:table-row>
          <table:table-cell table:style-name="Table1.A2" office:value-type="string">
            <text:p text:style-name="P11">PyYAML</text:p>
          </table:table-cell>
          <table:table-cell table:style-name="Table1.A2" office:value-type="string">
            <text:p text:style-name="P11">3.11</text:p>
          </table:table-cell>
          <table:table-cell table:style-name="Table1.C3" office:value-type="string">
            <text:p text:style-name="P11">$ pip install pyYaml</text:p>
          </table:table-cell>
        </table:table-row>
      </table:table>
      <text:p text:style-name="P6"/>
      <text:h text:style-name="P15" text:outline-level="1"><text:bookmark-start text:name="__RefHeading___Toc272_1358341766"/>Game Overview<text:bookmark-end text:name="__RefHeading___Toc272_1358341766"/></text:h>
      <text:p text:style-name="Horizontal_20_Line"/>
      <text:h text:style-name="Heading_20_2" text:outline-level="2"><text:bookmark-start text:name="__RefHeading___Toc274_1358341766"/>Game Concept<text:bookmark-end text:name="__RefHeading___Toc274_1358341766"/></text:h>
      <text:p text:style-name="P8"><text:tab/><text:reference-ref text:reference-format="text" text:ref-name="Title">PyTD</text:reference-ref> <text:span text:style-name="T7">is a game in which the player defends a town from being razed by various types of enemies. At the center of each map (level) there will be a city, and the player will be in control of it's defenses. The player will order structures to be built, and townsfolk will come out from the city's walls to build them. Townsfolk are effectively invincible as enemies won't attack them, the challenge comes out of having enough of them to build the desired defenses and managing them correctly. The townsfolk are also autonomous; If the player had to order them around it would quickly get tedious.</text:span></text:p>
      <text:p text:style-name="P7"><text:tab/><text:span text:style-name="T6">Enemies come out of predefined enemy strongholds (caves, camps, off-screen, etc.) and head in the most direct path possible to the city. Different types of enemy will travel different speeds and different paths. If the enemies reach the city, the townsfolk die in some as yet undefined ratio. The game ends when there are not any townsfolk left.</text:span></text:p>
      <text:p text:style-name="P7"><text:tab/><text:span text:style-name="T6">The purpose of building the structures is to repel the enemies until all the waves are over and they stop coming. When enemies die they will drop money and building materials. Nearby villagers will run out to collect these, as they can then be used to build and upgrade city defenses. The game is won if the player can hold off long enough to survive all waves, the score is taken from the remaining townsfolk after this point is reached.</text:span></text:p>
      <text:p text:style-name="P7"/>
      <text:h text:style-name="Heading_20_2" text:outline-level="2"><text:bookmark-start text:name="__RefHeading___Toc506_756221402"/>Genre<text:bookmark-end text:name="__RefHeading___Toc506_756221402"/></text:h>
      <text:p text:style-name="P13"><text:tab/><text:reference-ref text:reference-format="text" text:ref-name="Title">PyTD</text:reference-ref> is a <text:span text:style-name="T15">T</text:span><text:span text:style-name="T14">ower-</text:span><text:span text:style-name="T15">D</text:span><text:span text:style-name="T14">efense</text:span> <text:span text:style-name="T9">game</text:span> at heart, <text:span text:style-name="T10">which is itself a child of the </text:span><text:span text:style-name="T13">Strategy</text:span><text:span text:style-name="T10"> category</text:span>. <text:span text:style-name="T8">I</text:span>t <text:span text:style-name="T11">also fits into the </text:span><text:span text:style-name="T12">Casual</text:span><text:span text:style-name="T4"> class of games</text:span><text:span text:style-name="T3">.</text:span></text:p>
      <text:p text:style-name="P13"><text:span text:style-name="T3"/></text:p>
      <text:h text:style-name="Heading_20_2" text:outline-level="2"><text:bookmark-start text:name="__RefHeading___Toc508_756221402"/>Target Audience<text:bookmark-end text:name="__RefHeading___Toc508_756221402"/></text:h>
      <text:p text:style-name="Text_20_body"><text:tab/><text:span text:style-name="T16">Some cursory research has revealed that management and simulation games are a predominantly female market, but the more action oriented games are predominantly male. Casual games on the other hand tend to be played by people of all ages, but older players in particular are interested in them. Therefore, </text:span><text:span text:style-name="T16"><text:reference-ref text:reference-format="text" text:ref-name="Title">PyTD</text:reference-ref></text:span><text:span text:style-name="T16"> will be aimed at men above the age of 16 (due to blood, etc).</text:span></text:p>
      <text:p text:style-name="Text_20_body"/>
      <text:h text:style-name="Heading_20_2" text:outline-level="2"><text:bookmark-start text:name="__RefHeading___Toc594_756221402"/><text:soft-page-break/>Game Flow Summary<text:bookmark-end text:name="__RefHeading___Toc594_756221402"/></text:h>
      <text:p text:style-name="Text_20_body"><text:tab/><text:span text:style-name="T17">The game begins with a short opening animation, after this the start menu is displayed. Once the start menu is passed, the game moves on to the level select screen which shows a map of cities (levels) that the player can chose from. Once a level is selected, it loads and the game proper begins. The player can exit from the game to the level select, start menu, or desktop at any time. When the game ends either from success, or failure, the option will be given to retry the level for a better score or to go back to the level select screen.</text:span></text:p>
      <text:p text:style-name="Text_20_body"/>
      <text:h text:style-name="Heading_20_2" text:outline-level="2"><text:bookmark-start text:name="__RefHeading___Toc596_756221402"/>Look &amp; Feel<text:bookmark-end text:name="__RefHeading___Toc596_756221402"/></text:h>
      <text:p text:style-name="Text_20_body"><text:tab/><text:span text:style-name="T18">The game will have a cartoon-like appearance while also being more adult at the same time. There will be blood. The game will be top-down at a slight angle, and everything in the game world will be arranged on an invisible gr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Times New Roman" fo:font-family="'Times New Roman'" style:font-style-name="Regular"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Times New Roman"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Times New Roman1"/>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master-page>
    <style:master-page style:name="First_20_Page" style:display-name="First Page" style:page-layout-name="Mpm2" style:next-style-name="Standard"/>
    <style:master-page style:name="Index"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9T14:19:55.271000000</meta:creation-date>
    <dc:date>2015-11-19T22:11:26.111000000</dc:date>
    <meta:editing-duration>PT1H41M1S</meta:editing-duration>
    <meta:editing-cycles>26</meta:editing-cycles>
    <meta:generator>LibreOffice/5.0.3.2$Windows_x86 LibreOffice_project/e5f16313668ac592c1bfb310f4390624e3dbfb75</meta:generator>
    <meta:document-statistic meta:table-count="1" meta:image-count="0" meta:object-count="0" meta:page-count="7" meta:paragraph-count="54" meta:word-count="644" meta:character-count="3628" meta:non-whitespace-character-count="3031"/>
  </office:meta>
</office:document-meta>
</file>